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d96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12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2424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318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212cm" svg:stroke-color="#000000" draw:stroke-linejoin="round" draw:fill="solid" draw:fill-color="#1c45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212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000000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000000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106cm" svg:stroke-color="#000000" draw:stroke-linejoin="round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12cm" svg:stroke-color="#6aa84f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212cm" svg:stroke-color="#e06666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106cm" svg:stroke-color="#000000" draw:stroke-linejoin="round" draw:fill="solid" draw:fill-color="#274e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106cm" svg:stroke-color="#000000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10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f6b2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106cm" svg:stroke-color="#666666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106cm" svg:stroke-color="#1c458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10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212cm" svg:stroke-color="#000000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106cm" svg:stroke-color="#000000" draw:stroke-linejoin="round" draw:fill="solid" draw:fill-color="#351c7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212cm" svg:stroke-color="#666666" draw:stroke-linejoin="round" draw:fill="solid" draw:fill-color="#0b539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212cm" svg:stroke-color="#666666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635cm" svg:stroke-color="#1b1b1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212cm" svg:stroke-color="#000000" draw:stroke-linejoin="round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212cm" svg:stroke-color="#00000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10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423cm" svg:stroke-color="#cc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solid" svg:stroke-width="0.423cm" svg:stroke-color="#f1c232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solid" svg:stroke-width="0.423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solid" svg:stroke-width="0.423cm" svg:stroke-color="#99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solid" svg:stroke-width="0.423cm" svg:stroke-color="#6aa84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106cm" svg:stroke-color="#000000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solid" svg:stroke-width="0.635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212cm" svg:stroke-color="#000000" draw:stroke-linejoin="round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212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10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44" style:family="graphic" style:parent-style-name="standard">
      <style:graphic-properties draw:stroke="solid" svg:stroke-width="0.106cm" svg:stroke-color="#cccccc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7.014cm" fo:padding-top="0.641cm" fo:padding-bottom="0.641cm" fo:padding-left="0.641cm" fo:padding-right="0.641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1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242424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274e13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351c75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0b5394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31pt" fo:letter-spacing="normal" fo:font-style="normal" style:text-underline-style="none" fo:font-weight="bold" style:font-name-asian="Arial" style:font-size-asian="131pt" style:font-style-asian="normal" style:font-weight-asian="bold" style:font-name-complex="Arial" style:font-size-complex="13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bold" style:font-name-asian="Ubuntu" style:font-size-asian="32pt" style:font-style-asian="normal" style:font-weight-asian="bold" style:font-name-complex="Ubuntu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ardware in a Computer " draw:style-name="dp1" draw:master-page-name="TITLE_5f_AND_5f_BODY" presentation:presentation-page-layout-name="AL1T1">
        <draw:frame draw:name="Google Shape;54;p13" presentation:style-name="pr1" draw:text-style-name="P2" draw:layer="layout" svg:width="55.35cm" svg:height="4.676cm" svg:x="2.025cm" svg:y="12.672cm" presentation:class="title" presentation:user-transformed="true">
          <draw:text-box>
            <text:p text:style-name="P1"><text:span text:style-name="T1">Hardware in a Computer </text:span></text:p>
          </draw:text-box>
        </draw:frame>
        <draw:custom-shape draw:name="Google Shape;55;p13" draw:style-name="gr1" draw:text-style-name="P3" draw:layer="layout" svg:width="35.771cm" svg:height="8.129cm" svg:x="11.814cm" svg:y="19.579cm">
          <text:p text:style-name="P1"><text:span text:style-name="T2">Computers exist in all kinds of devices these days, from servers and personal computers, to mobile phones, to appliances. Let's take a look at the parts that make up a typical computer. While this diagram is based on a typical desktop computer, most kinds of computers will have a similar set of compon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e0f90976b5_0_5:notes" draw:style-name="gr2" draw:layer="layout" svg:width="13.471cm" svg:height="9.524cm" svg:x="2.79cm" svg:y="1.905cm" draw:page-number="1" presentation:class="page"/>
          <draw:frame draw:name="Google Shape;52;ge0f90976b5_0_5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1T1">
        <draw:g draw:name="Google Shape;60;p14">
          <draw:custom-shape draw:name="Google Shape;61;p14" draw:style-name="gr3" draw:text-style-name="P5" draw:layer="layout" svg:width="10.575cm" svg:height="7.616cm" svg:x="46.974cm" svg:y="33.199cm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;p14" draw:style-name="gr4" draw:text-style-name="P6" draw:layer="layout" svg:width="4.311cm" svg:height="4.147cm" svg:x="48cm" svg:y="34.982cm">
            <text:p text:style-name="P2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3;p14" draw:style-name="gr5" draw:text-style-name="P5" draw:layer="layout" svg:width="2.408cm" svg:height="2.416cm" svg:x="53.779cm" svg:y="35.799cm">
            <text:p text:style-name="P21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4;p14" draw:style-name="gr6" draw:text-style-name="P5" draw:layer="layout" svg:width="1.338cm" svg:height="0.414cm" svg:x="54.314cm" svg:y="36.172cm">
            <text:p text:style-name="P21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5;p14" draw:style-name="gr7" draw:text-style-name="P7" draw:layer="layout" svg:width="2.408cm" svg:height="2.249cm" svg:x="48.952cm" svg:y="35.966cm">
            <text:p text:style-name="P2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66;p14" draw:style-name="gr8" draw:text-style-name="P8" draw:layer="layout" svg:width="42.072cm" svg:height="26.174cm" svg:x="1.308cm" svg:y="2.12cm">
          <text:p text:style-name="P2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9" draw:text-style-name="P9" draw:layer="layout" svg:width="10.306cm" svg:height="2.701cm" svg:x="28.129cm" svg:y="19.732cm">
          <text:p/>
          <draw:enhanced-geometry draw:mirror-horizontal="false" draw:mirror-vertical="false" drawooo:sub-view-size="135133 35431" draw:text-areas="0 0 ?f0 ?f1" svg:viewBox="0 0 0 0" draw:type="ooxml-non-primitive" draw:enhanced-path="M 0 0 L 135133 0 135133 35431 135133 824 N">
            <draw:equation draw:name="f0" draw:formula="logwidth"/>
            <draw:equation draw:name="f1" draw:formula="logheight"/>
          </draw:enhanced-geometry>
        </draw:custom-shape>
        <draw:custom-shape draw:name="Google Shape;68;p14" draw:style-name="gr10" draw:text-style-name="P10" draw:layer="layout" svg:width="5.278cm" svg:height="6.142cm" svg:x="38.102cm" svg:y="22.152cm">
          <text:p text:style-name="P2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9;p14">
          <draw:custom-shape draw:name="Google Shape;70;p14" draw:style-name="gr11" draw:text-style-name="P11" draw:layer="layout" svg:width="3.807cm" svg:height="12.14cm" draw:transform="rotate (-1.5707963267949) translate (27.281cm 3.408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1;p14" draw:style-name="gr12" draw:text-style-name="P12" draw:layer="layout" svg:width="2.864cm" svg:height="1.059cm" draw:transform="rotate (-1.5707963267949) translate (26.808cm 3.88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;p14" draw:style-name="gr12" draw:text-style-name="P12" draw:layer="layout" svg:width="2.864cm" svg:height="1.059cm" draw:transform="rotate (-1.5707963267949) translate (25.36cm 3.88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3;p14" draw:style-name="gr12" draw:text-style-name="P12" draw:layer="layout" svg:width="2.864cm" svg:height="1.059cm" draw:transform="rotate (-1.5707963267949) translate (23.912cm 3.88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4;p14" draw:style-name="gr12" draw:text-style-name="P12" draw:layer="layout" svg:width="2.864cm" svg:height="1.059cm" draw:transform="rotate (-1.5707963267949) translate (22.464cm 3.88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;p14" draw:style-name="gr12" draw:text-style-name="P12" draw:layer="layout" svg:width="2.864cm" svg:height="1.059cm" draw:transform="rotate (-1.5707963267949) translate (21.016cm 3.88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;p14" draw:style-name="gr12" draw:text-style-name="P12" draw:layer="layout" svg:width="2.864cm" svg:height="1.059cm" draw:transform="rotate (-1.5707963267949) translate (19.569cm 3.88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p14" draw:style-name="gr12" draw:text-style-name="P12" draw:layer="layout" svg:width="2.864cm" svg:height="1.059cm" draw:transform="rotate (-1.5707963267949) translate (18.121cm 3.88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8;p14" draw:style-name="gr12" draw:text-style-name="P12" draw:layer="layout" svg:width="2.864cm" svg:height="1.059cm" draw:transform="rotate (-1.5707963267949) translate (16.673cm 3.88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9;p14">
          <draw:custom-shape draw:name="Google Shape;80;p14" draw:style-name="gr11" draw:text-style-name="P11" draw:layer="layout" svg:width="3.807cm" svg:height="12.14cm" draw:transform="rotate (-1.5707963267949) translate (27.281cm 7.801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4" draw:style-name="gr12" draw:text-style-name="P12" draw:layer="layout" svg:width="2.864cm" svg:height="1.059cm" draw:transform="rotate (-1.5707963267949) translate (26.808cm 8.272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2;p14" draw:style-name="gr12" draw:text-style-name="P12" draw:layer="layout" svg:width="2.864cm" svg:height="1.059cm" draw:transform="rotate (-1.5707963267949) translate (25.36cm 8.272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3;p14" draw:style-name="gr12" draw:text-style-name="P12" draw:layer="layout" svg:width="2.864cm" svg:height="1.059cm" draw:transform="rotate (-1.5707963267949) translate (23.912cm 8.272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4" draw:style-name="gr12" draw:text-style-name="P12" draw:layer="layout" svg:width="2.864cm" svg:height="1.059cm" draw:transform="rotate (-1.5707963267949) translate (22.464cm 8.272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;p14" draw:style-name="gr12" draw:text-style-name="P12" draw:layer="layout" svg:width="2.864cm" svg:height="1.059cm" draw:transform="rotate (-1.5707963267949) translate (21.016cm 8.272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6;p14" draw:style-name="gr12" draw:text-style-name="P12" draw:layer="layout" svg:width="2.864cm" svg:height="1.059cm" draw:transform="rotate (-1.5707963267949) translate (19.569cm 8.272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;p14" draw:style-name="gr12" draw:text-style-name="P12" draw:layer="layout" svg:width="2.864cm" svg:height="1.059cm" draw:transform="rotate (-1.5707963267949) translate (18.121cm 8.272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;p14" draw:style-name="gr12" draw:text-style-name="P12" draw:layer="layout" svg:width="2.864cm" svg:height="1.059cm" draw:transform="rotate (-1.5707963267949) translate (16.673cm 8.272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9;p14">
          <draw:g draw:name="Google Shape;90;p14">
            <draw:custom-shape draw:name="Google Shape;91;p14" draw:style-name="gr12" draw:text-style-name="P12" draw:layer="layout" svg:width="1.884cm" svg:height="0.92cm" svg:x="41.051cm" svg:y="22.985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2;p14" draw:style-name="gr6" draw:text-style-name="P5" draw:layer="layout" svg:width="1.459cm" svg:height="0.242cm" svg:x="41.264cm" svg:y="23.181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3;p14">
            <draw:custom-shape draw:name="Google Shape;94;p14" draw:style-name="gr12" draw:text-style-name="P12" draw:layer="layout" svg:width="1.884cm" svg:height="0.92cm" svg:x="38.625cm" svg:y="22.985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5;p14" draw:style-name="gr6" draw:text-style-name="P5" draw:layer="layout" svg:width="1.459cm" svg:height="0.242cm" svg:x="38.838cm" svg:y="23.181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6;p14">
            <draw:custom-shape draw:name="Google Shape;97;p14" draw:style-name="gr12" draw:text-style-name="P12" draw:layer="layout" svg:width="1.884cm" svg:height="0.92cm" svg:x="41.051cm" svg:y="24.314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8;p14" draw:style-name="gr6" draw:text-style-name="P5" draw:layer="layout" svg:width="1.459cm" svg:height="0.242cm" svg:x="41.264cm" svg:y="24.51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;p14">
            <draw:custom-shape draw:name="Google Shape;100;p14" draw:style-name="gr12" draw:text-style-name="P12" draw:layer="layout" svg:width="1.884cm" svg:height="0.92cm" svg:x="38.625cm" svg:y="24.314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1;p14" draw:style-name="gr6" draw:text-style-name="P5" draw:layer="layout" svg:width="1.459cm" svg:height="0.242cm" svg:x="38.838cm" svg:y="24.51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102;p14" draw:style-name="gr13" draw:text-style-name="P7" draw:layer="layout" svg:width="0.69cm" svg:height="0.69cm" svg:x="39.816cm" svg:y="25.838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4" draw:style-name="gr14" draw:text-style-name="P7" draw:layer="layout" svg:width="0.69cm" svg:height="0.69cm" svg:x="41.104cm" svg:y="25.838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04;p14">
          <draw:custom-shape draw:name="Google Shape;105;p14" draw:style-name="gr12" draw:text-style-name="P12" draw:layer="layout" svg:width="1.79cm" svg:height="0.596cm" svg:x="38.801cm" svg:y="27.133cm">
            <text:p text:style-name="P21"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custom-shape draw:name="Google Shape;106;p14" draw:style-name="gr7" draw:text-style-name="P7" draw:layer="layout" svg:width="1.369cm" svg:height="0.13cm" svg:x="39.011cm" svg:y="27.347cm">
            <text:p text:style-name="P21"/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107;p14">
          <draw:custom-shape draw:name="Google Shape;108;p14" draw:style-name="gr15" draw:text-style-name="P13" draw:layer="layout" svg:width="8.231cm" svg:height="7.616cm" svg:x="29.025cm" svg:y="20.681cm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09;p14">
            <draw:custom-shape draw:name="Google Shape;110;p14" draw:style-name="gr16" draw:text-style-name="P14" draw:layer="layout" svg:width="2.597cm" svg:height="2.416cm" svg:x="34.335cm" svg:y="25.88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1;p14" draw:style-name="gr17" draw:text-style-name="P7" draw:layer="layout" svg:width="1.884cm" svg:height="0.92cm" svg:x="34.691cm" svg:y="27.11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2;p14" draw:style-name="gr17" draw:text-style-name="P7" draw:layer="layout" svg:width="1.501cm" svg:height="0.92cm" svg:x="34.883cm" svg:y="26.629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3;p14" draw:style-name="gr17" draw:text-style-name="P7" draw:layer="layout" svg:width="0.819cm" svg:height="0.92cm" svg:x="35.224cm" svg:y="26.34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4;p14" draw:style-name="gr18" draw:text-style-name="P15" draw:layer="layout" svg:width="0.356cm" svg:height="0.251cm" svg:x="34.526cm" svg:y="26.088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5;p14" draw:style-name="gr19" draw:text-style-name="P16" draw:layer="layout" svg:width="0.356cm" svg:height="0.251cm" svg:x="36.385cm" svg:y="26.088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16;p14" draw:style-name="gr20" draw:text-style-name="P7" draw:layer="layout" svg:width="6.02cm" svg:height="3.801cm" svg:x="29.539cm" svg:y="21.33cm">
            <text:p text:style-name="P1"><text:span text:style-name="T3">N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7;p14" draw:style-name="gr10" draw:text-style-name="P10" draw:layer="layout" svg:width="4.134cm" svg:height="1.996cm" svg:x="29.539cm" svg:y="25.88cm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8;p14" draw:style-name="gr21" draw:text-style-name="P3" draw:layer="layout" svg:width="1.789cm" svg:height="1.976cm" draw:transform="rotate (0.822922742315326) translate (30.273cm 27.48cm)">
            <text:p text:style-name="P21"/>
  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19;p14" draw:style-name="gr21" draw:text-style-name="P3" draw:layer="layout" svg:width="1.408cm" svg:height="1.555cm" draw:transform="rotate (0.823097275240526) translate (30.557cm 27.522cm)">
            <text:p text:style-name="P21"/>
  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120;p14" draw:style-name="gr21" draw:text-style-name="P3" draw:layer="layout" svg:width="0.887cm" svg:height="0.981cm" draw:transform="rotate (0.822573676464928) translate (30.945cm 27.487cm)">
            <text:p text:style-name="P21"/>
  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g draw:name="Google Shape;121;p14">
          <draw:custom-shape draw:name="Google Shape;122;p14" draw:style-name="gr16" draw:text-style-name="P14" draw:layer="layout" svg:width="10.4cm" svg:height="10.431cm" svg:x="2.852cm" svg:y="15.607cm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3;p14" draw:style-name="gr22" draw:text-style-name="P17" draw:layer="layout" svg:width="1.323cm" svg:height="1.08cm" svg:x="11.639cm" svg:y="15.897cm">
            <text:p text:style-name="P2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24;p14" draw:style-name="gr22" draw:text-style-name="P17" draw:layer="layout" svg:width="1.323cm" svg:height="1.08cm" draw:transform="rotate (-1.5707963267949) translate (12.963cm 24.381cm)">
            <text:p text:style-name="P2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25;p14" draw:style-name="gr22" draw:text-style-name="P17" draw:layer="layout" svg:width="1.323cm" svg:height="1.08cm" draw:transform="rotate (-3.14159265358979) translate (4.453cm 25.706cm)">
            <text:p text:style-name="P2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26;p14" draw:style-name="gr22" draw:text-style-name="P17" draw:layer="layout" svg:width="1.323cm" svg:height="1.08cm" draw:transform="rotate (1.5707963267949) translate (3.129cm 17.222cm)">
            <text:p text:style-name="P2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</draw:g>
        <draw:custom-shape draw:name="Google Shape;127;p14" draw:style-name="gr23" draw:text-style-name="P7" draw:layer="layout" svg:width="10.053cm" svg:height="1.492cm" draw:transform="rotate (-1.5707963267949) translate (17.458cm 14.927cm)">
          <text:p text:style-name="P1"><text:span text:style-name="T4">PCI Sl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8;p14">
          <draw:custom-shape draw:name="Google Shape;129;p14" draw:style-name="gr12" draw:text-style-name="P12" draw:layer="layout" svg:width="10.4cm" svg:height="10.431cm" svg:x="2.947cm" svg:y="2.67cm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30;p14">
            <draw:custom-shape draw:name="Google Shape;131;p14" draw:style-name="gr7" draw:text-style-name="P7" draw:layer="layout" svg:width="10.431cm" svg:height="10.431cm" svg:x="2.915cm" svg:y="2.67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32;p14" draw:style-name="gr24" draw:text-style-name="P12" draw:layer="layout" svg:width="3.016cm" svg:height="4.744cm" svg:x="5.209cm" svg:y="3.173cm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33;p14" draw:style-name="gr24" draw:text-style-name="P12" draw:layer="layout" svg:width="3.015cm" svg:height="4.744cm" draw:transform="rotate (-0.962898148325272) translate (10.359cm 2.732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34;p14" draw:style-name="gr24" draw:text-style-name="P12" draw:layer="layout" svg:width="3.016cm" svg:height="4.743cm" draw:transform="rotate (-2.1233675679763) translate (13.77cm 7.847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35;p14" draw:style-name="gr24" draw:text-style-name="P12" draw:layer="layout" svg:width="3.015cm" svg:height="4.743cm" draw:transform="rotate (-3.08626571630157) translate (11.443cm 12.463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36;p14" draw:style-name="gr24" draw:text-style-name="P12" draw:layer="layout" svg:width="3.016cm" svg:height="4.743cm" draw:transform="rotate (2.09806029382238) translate (5.559cm 12.846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37;p14" draw:style-name="gr24" draw:text-style-name="P12" draw:layer="layout" svg:width="3.015cm" svg:height="4.743cm" draw:transform="rotate (1.13498761257191) translate (2.587cm 8.616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</draw:g>
          <draw:custom-shape draw:name="Google Shape;138;p14" draw:style-name="gr7" draw:text-style-name="P7" draw:layer="layout" svg:width="1.323cm" svg:height="1.08cm" svg:x="11.733cm" svg:y="2.96cm">
            <text:p text:style-name="P2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39;p14" draw:style-name="gr7" draw:text-style-name="P7" draw:layer="layout" svg:width="1.323cm" svg:height="1.08cm" draw:transform="rotate (-1.5707963267949) translate (13.058cm 11.445cm)">
            <text:p text:style-name="P2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40;p14" draw:style-name="gr7" draw:text-style-name="P7" draw:layer="layout" svg:width="1.323cm" svg:height="1.08cm" draw:transform="rotate (-3.14159265358979) translate (4.547cm 12.769cm)">
            <text:p text:style-name="P2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Google Shape;141;p14" draw:style-name="gr7" draw:text-style-name="P7" draw:layer="layout" svg:width="1.323cm" svg:height="1.08cm" draw:transform="rotate (1.5707963267949) translate (3.223cm 4.285cm)">
            <text:p text:style-name="P21"/>
            <draw:enhanced-geometry draw:mirror-horizontal="false" draw:mirror-vertical="false" draw:text-areas="?f18 ?f20 ?f19 ?f21" svg:viewBox="0 0 0 0" draw:type="ooxml-teardrop" draw:modifiers="10000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</draw:g>
        <draw:custom-shape draw:name="Google Shape;142;p14" draw:style-name="gr25" draw:text-style-name="P18" draw:layer="layout" svg:width="4.707cm" svg:height="4.743cm" svg:x="5.542cm" svg:y="18.451cm">
          <text:p text:style-name="P1"><text:span text:style-name="T5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3;p14">
          <draw:custom-shape draw:name="Google Shape;144;p14" draw:style-name="gr26" draw:text-style-name="P19" draw:layer="layout" svg:width="9.303cm" svg:height="14.968cm" svg:x="17.481cm" svg:y="13.325cm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45;p14">
            <draw:custom-shape draw:name="Google Shape;146;p14" draw:style-name="gr7" draw:text-style-name="P7" draw:layer="layout" svg:width="5.797cm" svg:height="5.797cm" svg:x="19.208cm" svg:y="14.478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47;p14" draw:style-name="gr24" draw:text-style-name="P12" draw:layer="layout" svg:width="1.676cm" svg:height="2.636cm" svg:x="20.483cm" svg:y="14.757cm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48;p14" draw:style-name="gr24" draw:text-style-name="P12" draw:layer="layout" svg:width="1.675cm" svg:height="2.636cm" draw:transform="rotate (-0.962898148325272) translate (23.345cm 14.512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49;p14" draw:style-name="gr24" draw:text-style-name="P12" draw:layer="layout" svg:width="1.676cm" svg:height="2.636cm" draw:transform="rotate (-2.1233675679763) translate (25.241cm 17.355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50;p14" draw:style-name="gr24" draw:text-style-name="P12" draw:layer="layout" svg:width="1.675cm" svg:height="2.636cm" draw:transform="rotate (-3.08626571630157) translate (23.948cm 19.92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51;p14" draw:style-name="gr24" draw:text-style-name="P12" draw:layer="layout" svg:width="1.676cm" svg:height="2.636cm" draw:transform="rotate (2.09806029382238) translate (20.678cm 20.133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  <draw:custom-shape draw:name="Google Shape;152;p14" draw:style-name="gr24" draw:text-style-name="P12" draw:layer="layout" svg:width="1.675cm" svg:height="2.636cm" draw:transform="rotate (1.13498761257191) translate (19.026cm 17.783cm)">
              <text:p text:style-name="P21"/>
              <draw:enhanced-geometry draw:mirror-horizontal="false" draw:mirror-vertical="false" draw:text-areas="?f19 ?f26 ?f3 ?f27" svg:viewBox="0 0 0 0" draw:type="ooxml-moon" draw:modifiers="50000" draw:enhanced-path="M ?f37 ?f38 Z N" drawooo:enhanced-path="M ?f37 ?f38 G ?f39 ?f13 ?f40 ?f41 ?f29 ?f14 ?f42 ?f43 Z N">
                <draw:equation draw:name="f0" draw:formula="if(0-$0 ,0,if(87500-$0 ,$0 ,87500))"/>
                <draw:equation draw:name="f1" draw:formula="min(logwidth,logheight)"/>
                <draw:equation draw:name="f2" draw:formula="?f1 *?f0 /100000"/>
                <draw:equation draw:name="f3" draw:formula="?f2 *logwidth/?f1 "/>
                <draw:equation draw:name="f4" draw:formula="?f1 +0-?f2 "/>
                <draw:equation draw:name="f5" draw:formula="?f2 *?f2 /?f4 "/>
                <draw:equation draw:name="f6" draw:formula="?f1 *?f1 /?f4 "/>
                <draw:equation draw:name="f7" draw:formula="?f6 *2/1"/>
                <draw:equation draw:name="f8" draw:formula="?f7 +0-?f5 "/>
                <draw:equation draw:name="f9" draw:formula="?f8 +0-?f2 "/>
                <draw:equation draw:name="f10" draw:formula="?f9 *logwidth/?f1 "/>
                <draw:equation draw:name="f11" draw:formula="?f8 *1/2"/>
                <draw:equation draw:name="f12" draw:formula="?f11 +0-?f2 "/>
                <draw:equation draw:name="f13" draw:formula="logheight/2"/>
                <draw:equation draw:name="f14" draw:formula="?f12 *?f13 /?f1 "/>
                <draw:equation draw:name="f15" draw:formula="logheight/2"/>
                <draw:equation draw:name="f16" draw:formula="?f15 +0-?f14 "/>
                <draw:equation draw:name="f17" draw:formula="?f15 +?f14 -0"/>
                <draw:equation draw:name="f18" draw:formula="?f2 *9598/32768"/>
                <draw:equation draw:name="f19" draw:formula="?f18 *logwidth/?f1 "/>
                <draw:equation draw:name="f20" draw:formula="?f1 +0-?f18 "/>
                <draw:equation draw:name="f21" draw:formula="?f1 *?f1 /1"/>
                <draw:equation draw:name="f22" draw:formula="?f20 *?f20 /1"/>
                <draw:equation draw:name="f23" draw:formula="?f21 +0-?f22 "/>
                <draw:equation draw:name="f24" draw:formula="sqrt(?f23 )"/>
                <draw:equation draw:name="f25" draw:formula="?f24 *?f13 /?f1 "/>
                <draw:equation draw:name="f26" draw:formula="?f15 +0-?f25 "/>
                <draw:equation draw:name="f27" draw:formula="?f15 +?f25 -0"/>
                <draw:equation draw:name="f28" draw:formula="?f10 +0-?f3 "/>
                <draw:equation draw:name="f29" draw:formula="?f28 *1/2"/>
                <draw:equation draw:name="f30" draw:formula="?f3 +?f29 -logwidth"/>
                <draw:equation draw:name="f31" draw:formula="?f30 *-1/1"/>
                <draw:equation draw:name="f32" draw:formula="?f13 *-1/1"/>
                <draw:equation draw:name="f33" draw:formula="(10800000*atan2(?f32 ,?f31 ))/pi"/>
                <draw:equation draw:name="f34" draw:formula="(10800000*atan2(?f13 ,?f31 ))/pi"/>
                <draw:equation draw:name="f35" draw:formula="?f34 +0-21600000"/>
                <draw:equation draw:name="f36" draw:formula="?f35 +0-?f33 "/>
                <draw:equation draw:name="f37" draw:formula="logwidth"/>
                <draw:equation draw:name="f38" draw:formula="logheight"/>
                <draw:equation draw:name="f39" draw:formula="logwidth"/>
                <draw:equation draw:name="f40" draw:formula="(5400000)/60000.0"/>
                <draw:equation draw:name="f41" draw:formula="(10800000)/60000.0"/>
                <draw:equation draw:name="f42" draw:formula="(?f33 )/60000.0"/>
                <draw:equation draw:name="f43" draw:formula="(?f36 )/60000.0"/>
                <draw:handle draw:handle-position="?f3 ?f15" draw:handle-range-x-maximum="87500" draw:handle-range-x-minimum="0"/>
              </draw:enhanced-geometry>
            </draw:custom-shape>
          </draw:g>
          <draw:custom-shape draw:name="Google Shape;153;p14" draw:style-name="gr20" draw:text-style-name="P7" draw:layer="layout" svg:width="7.563cm" svg:height="3.807cm" svg:x="18.352cm" svg:y="21.053cm">
            <text:p text:style-name="P1"><text:span text:style-name="T3">G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p14" draw:style-name="gr10" draw:text-style-name="P10" draw:layer="layout" svg:width="9.303cm" svg:height="2.655cm" svg:x="17.481cm" svg:y="25.638cm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55;p14">
            <draw:custom-shape draw:name="Google Shape;156;p14" draw:style-name="gr27" draw:text-style-name="P20" draw:layer="layout" svg:width="3.399cm" svg:height="1.08cm" draw:transform="rotate (-3.14159265358979) translate (25.933cm 27.506cm)">
              <text:p text:style-name="P21"/>
              <draw:enhanced-geometry draw:mirror-horizontal="true" draw:mirror-vertical="false" draw:text-areas="?f8 ?f10 ?f11 ?f14" svg:viewBox="0 0 0 0" draw:type="ooxml-trapezoid" draw:modifiers="38876" draw:enhanced-path="M 0 ?f14 L ?f4 0 ?f5 0 ?f15 ?f14 Z N">
                <draw:equation draw:name="f0" draw:formula="min(logwidth,logheight)"/>
                <draw:equation draw:name="f1" draw:formula="5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4 "/>
                <draw:equation draw:name="f6" draw:formula="logwidth+0-?f3 "/>
                <draw:equation draw:name="f7" draw:formula="logwidth/3"/>
                <draw:equation draw:name="f8" draw:formula="?f7 *?f2 /?f1 "/>
                <draw:equation draw:name="f9" draw:formula="logheight/3"/>
                <draw:equation draw:name="f10" draw:formula="?f9 *?f2 /?f1 "/>
                <draw:equation draw:name="f11" draw:formula="logwidth+0-?f8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logwidth"/>
                <draw:handle draw:handle-position="?f4 0" draw:handle-range-x-maximum="?f1" draw:handle-range-x-minimum="0"/>
              </draw:enhanced-geometry>
            </draw:custom-shape>
            <draw:custom-shape draw:name="Google Shape;157;p14" draw:style-name="gr7" draw:text-style-name="P7" draw:layer="layout" svg:width="0.16cm" svg:height="0.16cm" svg:x="22.934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58;p14" draw:style-name="gr7" draw:text-style-name="P7" draw:layer="layout" svg:width="0.16cm" svg:height="0.16cm" svg:x="23.205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59;p14" draw:style-name="gr7" draw:text-style-name="P7" draw:layer="layout" svg:width="0.16cm" svg:height="0.16cm" svg:x="23.477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0;p14" draw:style-name="gr7" draw:text-style-name="P7" draw:layer="layout" svg:width="0.16cm" svg:height="0.16cm" svg:x="23.748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1;p14" draw:style-name="gr7" draw:text-style-name="P7" draw:layer="layout" svg:width="0.16cm" svg:height="0.16cm" svg:x="24.019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2;p14" draw:style-name="gr7" draw:text-style-name="P7" draw:layer="layout" svg:width="0.16cm" svg:height="0.16cm" svg:x="24.29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3;p14" draw:style-name="gr7" draw:text-style-name="P7" draw:layer="layout" svg:width="0.16cm" svg:height="0.16cm" svg:x="24.561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4;p14" draw:style-name="gr7" draw:text-style-name="P7" draw:layer="layout" svg:width="0.16cm" svg:height="0.16cm" svg:x="24.833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5;p14" draw:style-name="gr7" draw:text-style-name="P7" draw:layer="layout" svg:width="0.16cm" svg:height="0.16cm" svg:x="25.104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6;p14" draw:style-name="gr7" draw:text-style-name="P7" draw:layer="layout" svg:width="0.16cm" svg:height="0.16cm" svg:x="25.375cm" svg:y="26.636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7;p14" draw:style-name="gr7" draw:text-style-name="P7" draw:layer="layout" svg:width="0.16cm" svg:height="0.16cm" svg:x="23.07cm" svg:y="26.885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8;p14" draw:style-name="gr7" draw:text-style-name="P7" draw:layer="layout" svg:width="0.16cm" svg:height="0.16cm" svg:x="23.341cm" svg:y="26.885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9;p14" draw:style-name="gr7" draw:text-style-name="P7" draw:layer="layout" svg:width="0.16cm" svg:height="0.16cm" svg:x="23.612cm" svg:y="26.885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0;p14" draw:style-name="gr7" draw:text-style-name="P7" draw:layer="layout" svg:width="0.16cm" svg:height="0.16cm" svg:x="23.883cm" svg:y="26.885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1;p14" draw:style-name="gr7" draw:text-style-name="P7" draw:layer="layout" svg:width="0.16cm" svg:height="0.16cm" svg:x="24.155cm" svg:y="26.885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2;p14" draw:style-name="gr7" draw:text-style-name="P7" draw:layer="layout" svg:width="0.16cm" svg:height="0.16cm" svg:x="24.426cm" svg:y="26.885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3;p14" draw:style-name="gr7" draw:text-style-name="P7" draw:layer="layout" svg:width="0.16cm" svg:height="0.16cm" svg:x="24.697cm" svg:y="26.885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4;p14" draw:style-name="gr7" draw:text-style-name="P7" draw:layer="layout" svg:width="0.16cm" svg:height="0.16cm" svg:x="24.968cm" svg:y="26.885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5;p14" draw:style-name="gr7" draw:text-style-name="P7" draw:layer="layout" svg:width="0.16cm" svg:height="0.16cm" svg:x="25.239cm" svg:y="26.885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6;p14" draw:style-name="gr7" draw:text-style-name="P7" draw:layer="layout" svg:width="0.16cm" svg:height="0.16cm" svg:x="23.205cm" svg:y="27.134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7;p14" draw:style-name="gr7" draw:text-style-name="P7" draw:layer="layout" svg:width="0.16cm" svg:height="0.16cm" svg:x="23.477cm" svg:y="27.134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8;p14" draw:style-name="gr7" draw:text-style-name="P7" draw:layer="layout" svg:width="0.16cm" svg:height="0.16cm" svg:x="23.748cm" svg:y="27.134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79;p14" draw:style-name="gr7" draw:text-style-name="P7" draw:layer="layout" svg:width="0.16cm" svg:height="0.16cm" svg:x="24.019cm" svg:y="27.134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80;p14" draw:style-name="gr7" draw:text-style-name="P7" draw:layer="layout" svg:width="0.16cm" svg:height="0.16cm" svg:x="24.29cm" svg:y="27.134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81;p14" draw:style-name="gr7" draw:text-style-name="P7" draw:layer="layout" svg:width="0.16cm" svg:height="0.16cm" svg:x="24.561cm" svg:y="27.134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82;p14" draw:style-name="gr7" draw:text-style-name="P7" draw:layer="layout" svg:width="0.16cm" svg:height="0.16cm" svg:x="24.833cm" svg:y="27.134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83;p14" draw:style-name="gr7" draw:text-style-name="P7" draw:layer="layout" svg:width="0.16cm" svg:height="0.16cm" svg:x="25.104cm" svg:y="27.134cm">
              <text:p text:style-name="P21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oogle Shape;184;p14">
            <draw:custom-shape draw:name="Google Shape;185;p14" draw:style-name="gr28" draw:text-style-name="P7" draw:layer="layout" svg:width="2.475cm" svg:height="0.596cm" draw:transform="rotate (-3.14159265358979) translate (21.167cm 26.746cm)">
              <text:p text:style-name="P21"/>
              <draw:enhanced-geometry draw:mirror-horizontal="true" draw:mirror-vertical="false" draw:text-areas="?f8 ?f10 ?f11 ?f14" svg:viewBox="0 0 0 0" draw:type="ooxml-trapezoid" draw:modifiers="63190" draw:enhanced-path="M 0 ?f14 L ?f4 0 ?f5 0 ?f15 ?f14 Z N">
                <draw:equation draw:name="f0" draw:formula="min(logwidth,logheight)"/>
                <draw:equation draw:name="f1" draw:formula="5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4 "/>
                <draw:equation draw:name="f6" draw:formula="logwidth+0-?f3 "/>
                <draw:equation draw:name="f7" draw:formula="logwidth/3"/>
                <draw:equation draw:name="f8" draw:formula="?f7 *?f2 /?f1 "/>
                <draw:equation draw:name="f9" draw:formula="logheight/3"/>
                <draw:equation draw:name="f10" draw:formula="?f9 *?f2 /?f1 "/>
                <draw:equation draw:name="f11" draw:formula="logwidth+0-?f8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logwidth"/>
                <draw:handle draw:handle-position="?f4 0" draw:handle-range-x-maximum="?f1" draw:handle-range-x-minimum="0"/>
              </draw:enhanced-geometry>
            </draw:custom-shape>
            <draw:custom-shape draw:name="Google Shape;186;p14" draw:style-name="gr29" draw:text-style-name="P10" draw:layer="layout" svg:width="1.459cm" svg:height="0.13cm" svg:x="19.201cm" svg:y="26.357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87;p14">
            <draw:custom-shape draw:name="Google Shape;188;p14" draw:style-name="gr28" draw:text-style-name="P7" draw:layer="layout" svg:width="2.475cm" svg:height="0.596cm" draw:transform="rotate (-3.14159265358979) translate (21.167cm 27.845cm)">
              <text:p text:style-name="P21"/>
              <draw:enhanced-geometry draw:mirror-horizontal="true" draw:mirror-vertical="false" draw:text-areas="?f8 ?f10 ?f11 ?f14" svg:viewBox="0 0 0 0" draw:type="ooxml-trapezoid" draw:modifiers="63190" draw:enhanced-path="M 0 ?f14 L ?f4 0 ?f5 0 ?f15 ?f14 Z N">
                <draw:equation draw:name="f0" draw:formula="min(logwidth,logheight)"/>
                <draw:equation draw:name="f1" draw:formula="5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4 "/>
                <draw:equation draw:name="f6" draw:formula="logwidth+0-?f3 "/>
                <draw:equation draw:name="f7" draw:formula="logwidth/3"/>
                <draw:equation draw:name="f8" draw:formula="?f7 *?f2 /?f1 "/>
                <draw:equation draw:name="f9" draw:formula="logheight/3"/>
                <draw:equation draw:name="f10" draw:formula="?f9 *?f2 /?f1 "/>
                <draw:equation draw:name="f11" draw:formula="logwidth+0-?f8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logwidth"/>
                <draw:handle draw:handle-position="?f4 0" draw:handle-range-x-maximum="?f1" draw:handle-range-x-minimum="0"/>
              </draw:enhanced-geometry>
            </draw:custom-shape>
            <draw:custom-shape draw:name="Google Shape;189;p14" draw:style-name="gr29" draw:text-style-name="P10" draw:layer="layout" svg:width="1.459cm" svg:height="0.13cm" svg:x="19.201cm" svg:y="27.456cm">
              <text:p text:style-name="P2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190;p14">
          <draw:custom-shape draw:name="Google Shape;191;p14" draw:style-name="gr12" draw:text-style-name="P12" draw:layer="layout" svg:width="1.79cm" svg:height="0.596cm" svg:x="41.019cm" svg:y="27.133cm">
            <text:p text:style-name="P21"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custom-shape draw:name="Google Shape;192;p14" draw:style-name="gr7" draw:text-style-name="P7" draw:layer="layout" svg:width="1.369cm" svg:height="0.13cm" svg:x="41.229cm" svg:y="27.347cm">
            <text:p text:style-name="P21"/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93;p14" draw:style-name="gr30" draw:text-style-name="P9" draw:layer="layout" svg:width="4.017cm" svg:height="15.227cm" draw:transform="rotate (-0.113970000155229) translate (47.579cm 20.692cm)">
          <text:p/>
          <draw:enhanced-geometry draw:mirror-horizontal="false" draw:mirror-vertical="false" drawooo:sub-view-size="47571 186768" draw:text-areas="0 0 ?f0 ?f1" svg:viewBox="0 0 0 0" draw:type="ooxml-non-primitive" draw:enhanced-path="M 47571 186768 C 39881 175507 7333 141449 1428 119202 -4477 96955 10904 72236 12140 53284 13376 34333 3488 14282 8844 5493 14200 -3296 38370 1373 44275 549 N">
            <draw:equation draw:name="f0" draw:formula="logwidth"/>
            <draw:equation draw:name="f1" draw:formula="logheight"/>
          </draw:enhanced-geometry>
        </draw:custom-shape>
        <draw:g draw:name="Google Shape;194;p14">
          <draw:custom-shape draw:name="Google Shape;195;p14" draw:style-name="gr31" draw:text-style-name="P12" draw:layer="layout" svg:width="13.305cm" svg:height="8.911cm" svg:x="44.924cm" svg:y="13.38cm">
            <text:p text:style-name="P21"><text:span text:style-name="T6"><text:s text:c="6"/></text:span><text:span text:style-name="T6">PS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6;p14" draw:style-name="gr32" draw:text-style-name="P22" draw:layer="layout" svg:width="4.921cm" svg:height="4.823cm" draw:transform="skewX (-0.0539306738866248) rotate (-0.173136661797838) translate (52.357cm 15.047cm)">
            <text:p text:style-name="P21"/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g draw:name="Google Shape;197;p14">
          <draw:custom-shape draw:name="Google Shape;198;p14" draw:style-name="gr33" draw:text-style-name="P5" draw:layer="layout" svg:width="5.604cm" svg:height="1.317cm" draw:transform="rotate (-1.5707963267949) translate (46.71cm 14.927cm)">
            <text:p text:style-name="P1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9;p14" draw:style-name="gr33" draw:text-style-name="P5" draw:layer="layout" svg:width="5.604cm" svg:height="1.08cm" draw:transform="rotate (-1.5707963267949) translate (42.185cm 14.927cm)">
            <text:p text:style-name="P1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00;p14">
            <draw:custom-shape draw:name="Google Shape;201;p14" draw:style-name="gr34" draw:text-style-name="P3" draw:layer="layout" svg:width="1.005cm" svg:height="4.311cm" draw:transform="rotate (-1.5707963267949) translate (46.071cm 15.534cm)">
              <text:p text:style-name="P21"/>
              <draw:enhanced-geometry draw:mirror-horizontal="false" draw:mirror-vertical="false" draw:text-areas="?f7 ?f8 ?f10 ?f9" svg:viewBox="0 0 0 0" draw:type="ooxml-leftBracket" draw:modifiers="133735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  <draw:custom-shape draw:name="Google Shape;202;p14" draw:style-name="gr35" draw:text-style-name="P3" draw:layer="layout" svg:width="1.005cm" svg:height="4.311cm" draw:transform="rotate (-1.5707963267949) translate (46.071cm 16.662cm)">
              <text:p text:style-name="P21"/>
              <draw:enhanced-geometry draw:mirror-horizontal="false" draw:mirror-vertical="false" draw:text-areas="?f7 ?f8 ?f10 ?f9" svg:viewBox="0 0 0 0" draw:type="ooxml-leftBracket" draw:modifiers="133735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  <draw:custom-shape draw:name="Google Shape;203;p14" draw:style-name="gr36" draw:text-style-name="P3" draw:layer="layout" svg:width="1.005cm" svg:height="4.311cm" draw:transform="rotate (-1.5707963267949) translate (46.071cm 17.791cm)">
              <text:p text:style-name="P21"/>
              <draw:enhanced-geometry draw:mirror-horizontal="false" draw:mirror-vertical="false" draw:text-areas="?f7 ?f8 ?f10 ?f9" svg:viewBox="0 0 0 0" draw:type="ooxml-leftBracket" draw:modifiers="133735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  <draw:custom-shape draw:name="Google Shape;204;p14" draw:style-name="gr34" draw:text-style-name="P3" draw:layer="layout" svg:width="1.005cm" svg:height="4.311cm" draw:transform="rotate (-1.5707963267949) translate (46.071cm 17.227cm)">
              <text:p text:style-name="P21"/>
              <draw:enhanced-geometry draw:mirror-horizontal="false" draw:mirror-vertical="false" draw:text-areas="?f7 ?f8 ?f10 ?f9" svg:viewBox="0 0 0 0" draw:type="ooxml-leftBracket" draw:modifiers="133735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  <draw:custom-shape draw:name="Google Shape;205;p14" draw:style-name="gr37" draw:text-style-name="P3" draw:layer="layout" svg:width="1.005cm" svg:height="4.311cm" draw:transform="rotate (-1.5707963267949) translate (46.071cm 18.356cm)">
              <text:p text:style-name="P21"/>
              <draw:enhanced-geometry draw:mirror-horizontal="false" draw:mirror-vertical="false" draw:text-areas="?f7 ?f8 ?f10 ?f9" svg:viewBox="0 0 0 0" draw:type="ooxml-leftBracket" draw:modifiers="133735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  <draw:custom-shape draw:name="Google Shape;206;p14" draw:style-name="gr38" draw:text-style-name="P3" draw:layer="layout" svg:width="1.005cm" svg:height="4.311cm" draw:transform="rotate (-1.5707963267949) translate (46.071cm 16.098cm)">
              <text:p text:style-name="P21"/>
              <draw:enhanced-geometry draw:mirror-horizontal="false" draw:mirror-vertical="false" draw:text-areas="?f7 ?f8 ?f10 ?f9" svg:viewBox="0 0 0 0" draw:type="ooxml-leftBracket" draw:modifiers="133735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  <draw:custom-shape draw:name="Google Shape;207;p14" draw:style-name="gr34" draw:text-style-name="P3" draw:layer="layout" svg:width="1.005cm" svg:height="4.311cm" draw:transform="rotate (-1.5707963267949) translate (46.071cm 18.92cm)">
              <text:p text:style-name="P21"/>
              <draw:enhanced-geometry draw:mirror-horizontal="false" draw:mirror-vertical="false" draw:text-areas="?f7 ?f8 ?f10 ?f9" svg:viewBox="0 0 0 0" draw:type="ooxml-leftBracket" draw:modifiers="133735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</draw:g>
        </draw:g>
        <draw:custom-shape draw:name="Google Shape;208;p14" draw:style-name="gr39" draw:text-style-name="P23" draw:layer="layout" svg:width="1.323cm" svg:height="1.317cm" svg:x="3.285cm" svg:y="13.609cm">
          <text:p text:style-name="P2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209;p14" draw:style-name="gr39" draw:text-style-name="P23" draw:layer="layout" svg:width="1.323cm" svg:height="1.317cm" svg:x="11.837cm" svg:y="13.609cm">
          <text:p text:style-name="P2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g draw:name="Google Shape;210;p14">
          <draw:custom-shape draw:name="Google Shape;211;p14" draw:style-name="gr40" draw:text-style-name="P9" draw:layer="layout" svg:width="3.833cm" svg:height="3.219cm" draw:transform="rotate (-3.14159265358979) translate (44.824cm 9.614cm)">
            <text:p/>
            <draw:enhanced-geometry draw:mirror-horizontal="true" draw:mirror-vertical="false" drawooo:sub-view-size="149964 70697" draw:text-areas="0 0 ?f0 ?f1" svg:viewBox="0 0 0 0" draw:type="ooxml-non-primitive" draw:enhanced-path="M 149964 45730 C 139115 49713 100251 75943 84870 69626 69489 63309 71824 19363 57679 7827 43534 -3709 9613 1648 0 412 N">
              <draw:equation draw:name="f0" draw:formula="logwidth"/>
              <draw:equation draw:name="f1" draw:formula="logheight"/>
            </draw:enhanced-geometry>
          </draw:custom-shape>
          <draw:custom-shape draw:name="Google Shape;212;p14" draw:style-name="gr41" draw:text-style-name="P12" draw:layer="layout" svg:width="13.738cm" svg:height="8.911cm" svg:x="44.537cm" svg:y="2.67cm">
            <text:p text:style-name="P21"/>
            <draw:enhanced-geometry draw:mirror-horizontal="false" draw:mirror-vertical="false" draw:text-areas="?f5 ?f5 ?f6 ?f7" svg:viewBox="0 0 0 0" draw:type="ooxml-roundRect" draw:modifiers="959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3;p14" draw:style-name="gr42" draw:text-style-name="P7" draw:layer="layout" svg:width="12.14cm" svg:height="7.616cm" svg:x="45.336cm" svg:y="3.318cm">
            <text:p text:style-name="P1"/>
            <draw:enhanced-geometry draw:mirror-horizontal="false" draw:mirror-vertical="false" draw:text-areas="?f5 ?f5 ?f6 ?f7" svg:viewBox="0 0 0 0" draw:type="ooxml-roundRect" draw:modifiers="650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4;p14" draw:style-name="gr17" draw:text-style-name="P7" draw:layer="layout" svg:width="1.882cm" svg:height="1.175cm" draw:transform="rotate (-1.5707963267949) translate (41.329cm 8.446cm)">
            <text:p text:style-name="P2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5;p14" draw:style-name="gr43" draw:text-style-name="P5" draw:layer="layout" svg:width="10.809cm" svg:height="6.55cm" svg:x="28.651cm" svg:y="2.453cm">
          <text:p text:style-name="P1"><text:span text:style-name="T7">RAM</text:span></text:p>
          <text:p text:style-name="P1"><text:span text:style-name="T8"/></text:p>
          <text:p text:style-name="P1"><text:span text:style-name="T9">Random Access Memory stores data in-use by the CPU (including program instructions and state)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6;p14" draw:style-name="gr9" draw:text-style-name="P9" draw:layer="layout" svg:width="4.89cm" svg:height="15.51cm" draw:transform="rotate (-3.14159265358979) translate (15.14cm 20.823cm)">
          <text:p/>
          <draw:enhanced-geometry draw:mirror-horizontal="true" draw:mirror-vertical="false" draw:text-areas="0 0 ?f2 ?f3" svg:viewBox="0 0 0 0" draw:type="ooxml-bentConnector3" draw:modifiers="8119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7;p14" draw:style-name="gr23" draw:text-style-name="P7" draw:layer="layout" svg:width="6.494cm" svg:height="1.127cm" draw:transform="rotate (-1.5707963267949) translate (28.888cm 21.156cm)">
          <text:p text:style-name="P1"><text:span text:style-name="T4">PCI Sl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4" draw:style-name="gr43" draw:text-style-name="P5" draw:layer="layout" svg:width="10.306cm" svg:height="9.647cm" svg:x="1.011cm" svg:y="29.279cm">
          <text:p text:style-name="P1"><text:span text:style-name="T7">CPU</text:span></text:p>
          <text:p text:style-name="P1"><text:span text:style-name="T8"/></text:p>
          <text:p text:style-name="P1"><text:span text:style-name="T9">The Central Processing Unit performs the computations to execute computer programs. The CPU is covered by a large fan to prevent it from overheating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9;p14" draw:style-name="gr43" draw:text-style-name="P5" draw:layer="layout" svg:width="11.182cm" svg:height="6.494cm" svg:x="45.831cm" svg:y="3.879cm">
          <text:p text:style-name="P1"><text:span text:style-name="T7">Hard Drive</text:span></text:p>
          <text:p text:style-name="P1"><text:span text:style-name="T8"/></text:p>
          <text:p text:style-name="P1"><text:span text:style-name="T9">Persistent storage of files. Unlike RAM, data stored here will not be lost when the computer restar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0;p14" draw:style-name="gr9" draw:text-style-name="P9" draw:layer="layout" svg:width="5.715cm" svg:height="0.868cm" draw:transform="rotate (-3.14159265358979) translate (15.963cm 20.823cm)">
          <text:p/>
          <draw:enhanced-geometry draw:mirror-horizontal="true" draw:mirror-vertical="false" draw:text-areas="0 0 ?f2 ?f3" svg:viewBox="0 0 0 0" draw:type="ooxml-bentConnector3" draw:modifiers="6983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21;p14" draw:style-name="gr9" draw:text-style-name="P9" draw:layer="layout" svg:width="30.353cm" svg:height="11.681cm" svg:x="10.281cm" svg:y="9.515cm">
          <text:p/>
          <draw:enhanced-geometry draw:mirror-horizontal="false" draw:mirror-vertical="false" drawooo:sub-view-size="397982 158204" draw:text-areas="0 0 ?f0 ?f1" svg:viewBox="0 0 0 0" draw:type="ooxml-non-primitive" draw:enhanced-path="M 0 150788 L 52735 150788 52735 43671 233186 43671 233186 158204 233186 43671 233186 0 397982 0 N">
            <draw:equation draw:name="f0" draw:formula="logwidth"/>
            <draw:equation draw:name="f1" draw:formula="logheight"/>
          </draw:enhanced-geometry>
        </draw:custom-shape>
        <draw:custom-shape draw:name="Google Shape;222;p14" draw:style-name="gr9" draw:text-style-name="P9" draw:layer="layout" svg:width="5.362cm" svg:height="11.117cm" draw:transform="rotate (-3.14159265358979) translate (15.613cm 20.823cm)">
          <text:p/>
          <draw:enhanced-geometry draw:mirror-horizontal="true" draw:mirror-vertical="false" draw:text-areas="0 0 ?f2 ?f3" svg:viewBox="0 0 0 0" draw:type="ooxml-bentConnector3" draw:modifiers="7440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23;p14" draw:style-name="gr43" draw:text-style-name="P5" draw:layer="layout" svg:width="9.303cm" svg:height="7.616cm" svg:x="36.445cm" svg:y="29.279cm">
          <text:p text:style-name="P1"><text:span text:style-name="T7">I/O Ports</text:span></text:p>
          <text:p text:style-name="P1"><text:span text:style-name="T8"/></text:p>
          <text:p text:style-name="P1"><text:span text:style-name="T9">Ports for connecting to peripheral input/output devices. E.g. mouse, keyboard, speakers, printer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4;p14" draw:style-name="gr43" draw:text-style-name="P5" draw:layer="layout" svg:width="9.94cm" svg:height="7.616cm" svg:x="48.825cm" svg:y="24.087cm">
          <text:p text:style-name="P1"><text:span text:style-name="T7">Power Supply</text:span></text:p>
          <text:p text:style-name="P1"><text:span text:style-name="T8"/></text:p>
          <text:p text:style-name="P1"><text:span text:style-name="T9">The Power Supply Unit receives power from a wall socket, and supplies power to all components within the compu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5;p14" draw:style-name="gr43" draw:text-style-name="P5" draw:layer="layout" svg:width="11.182cm" svg:height="11.537cm" svg:x="11.868cm" svg:y="29.279cm">
          <text:p text:style-name="P1"><text:span text:style-name="T7">Graphics Card</text:span></text:p>
          <text:p text:style-name="P1"><text:span text:style-name="T8"/></text:p>
          <text:p text:style-name="P1"><text:span text:style-name="T9">Houses ports to connect to monitors/screens, and. a specialised processor (the Graphics Processing Unit) for computations related to graphics. The GPU is used for 3D video games, and other applications like machine learning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6;p14" draw:style-name="gr43" draw:text-style-name="P5" draw:layer="layout" svg:width="12.14cm" svg:height="5.604cm" svg:x="23.748cm" svg:y="29.279cm">
          <text:p text:style-name="P1"><text:span text:style-name="T7">Network Card</text:span></text:p>
          <text:p text:style-name="P1"><text:span text:style-name="T8"/></text:p>
          <text:p text:style-name="P1"><text:span text:style-name="T9">Handles network connectivity (e.g. to the Internet) via a network cable and/or WiFi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7;p14" draw:style-name="gr43" draw:text-style-name="P5" draw:layer="layout" svg:width="9.657cm" svg:height="6.55cm" svg:x="29.363cm" svg:y="11.356cm">
          <text:p text:style-name="P1"><text:span text:style-name="T7">Motherboard</text:span></text:p>
          <text:p text:style-name="P1"><text:span text:style-name="T8"/></text:p>
          <text:p text:style-name="P1"><text:span text:style-name="T9">The large circuit board that hosts most components of the computer.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8;p14" draw:style-name="gr44" draw:text-style-name="P9" draw:layer="layout" svg:width="1.369cm" svg:height="0.415cm" svg:x="27.281cm" svg:y="5.3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14" draw:style-name="gr44" draw:text-style-name="P9" draw:layer="layout" svg:width="1.369cm" svg:height="3.977cm" draw:transform="rotate (-3.14159265358979) translate (28.649cm 9.7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0;p14" draw:style-name="gr45" draw:text-style-name="P9" draw:layer="layout" svg:width="2.217cm" svg:height="1.794cm" draw:transform="rotate (-3.14159265358979) translate (53.795cm 24.0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14" draw:style-name="gr45" draw:text-style-name="P9" draw:layer="layout" svg:width="0.355cm" svg:height="0.982cm" draw:transform="rotate (-3.14159265358979) translate (41.097cm 29.2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14" draw:style-name="gr45" draw:text-style-name="P9" draw:layer="layout" svg:width="3.322cm" svg:height="0.981cm" draw:transform="rotate (-3.14159265358979) translate (33.141cm 29.2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14" draw:style-name="gr45" draw:text-style-name="P9" draw:layer="layout" svg:width="4.673cm" svg:height="0.984cm" draw:transform="rotate (-3.14159265358979) translate (22.132cm 29.2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;p14" draw:style-name="gr46" draw:text-style-name="P9" draw:layer="layout" svg:width="1.73cm" svg:height="6.082cm" draw:transform="rotate (-3.14159265358979) translate (7.895cm 29.2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5;p14" draw:style-name="gr43" draw:text-style-name="P5" draw:layer="layout" svg:width="12.487cm" svg:height="5.51cm" svg:x="23.456cm" svg:y="35.804cm">
          <text:p text:style-name="P1"><text:span text:style-name="T7">PCI Slots</text:span></text:p>
          <text:p text:style-name="P1"><text:span text:style-name="T8"/></text:p>
          <text:p text:style-name="P1"><text:span text:style-name="T9">Peripheral Component Interface slots connect "expansion cards" to the motherboard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7;gdfac57fb75_0_40:notes" draw:style-name="gr2" draw:layer="layout" svg:width="13.471cm" svg:height="9.524cm" svg:x="2.79cm" svg:y="1.905cm" draw:page-number="2" presentation:class="page"/>
          <draw:frame draw:name="Google Shape;58;gdfac57fb75_0_4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4.36cm" fo:padding-top="0.641cm" fo:padding-bottom="0.641cm" fo:padding-left="0.641cm" fo:padding-right="0.641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5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55.35cm" svg:height="4.676cm" svg:x="2.025cm" svg:y="3.634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55.35cm" svg:height="27.896cm" svg:x="2.025cm" svg:y="9.41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3.564cm" svg:height="3.213cm" svg:x="55.038cm" svg:y="38.07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1"/>
    <meta:generator>LibreOfficeDev/6.0.5.2$Linux_X86_64 LibreOffice_project/</meta:generator>
  </office:meta>
</office:document-meta>
</file>